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800000" fo:font-weight="bold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ff0000"/>
    </style:style>
    <style:style style:name="T6" style:family="text">
      <style:text-properties fo:color="#ff0000" fo:font-weight="bold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Unity</text:span><text:span text:style-name="T1"> sits in a corner and doesn't talk</text:span></text:p>
      <text:p text:style-name="Text_20_body"><text:span text:style-name="T4">Rabid</text:span><text:span text:style-name="T3"> nervously approaches Unity "hello"</text:span></text:p>
      <text:p text:style-name="Text_20_body"><text:span text:style-name="T6">Yoko</text:span><text:span text:style-name="T5"> forces Joy Stick to walk over and meet Unity</text:span></text:p>
      <text:p text:style-name="Text_20_body"><text:span text:style-name="T6">Yoko</text:span> changed name to <text:span text:style-name="T6">Yoko/Joy Stick</text:span></text:p>
      <text:p text:style-name="Text_20_body"><text:span text:style-name="T2">Unity</text:span><text:span text:style-name="T1"> looks up slowly at Rabid and Joy Stick, trembling a bit in fear</text:span></text:p>
      <text:p text:style-name="Text_20_body"><text:span text:style-name="T6">Yoko/Joy Stick</text:span><text:span text:style-name="T5"> speaks in Yoko's voice</text:span></text:p>
      <text:p text:style-name="Text_20_body"><text:span text:style-name="T6">Yoko/Joy Stick</text:span>: Oh,hello there.. don't mind me! Just your everyday two souls in one pony pony~</text:p>
      <text:p text:style-name="Text_20_body"><text:span text:style-name="T4">Rabid</text:span>: Don't be afraid.</text:p>
      <text:p text:style-name="Text_20_body"><text:span text:style-name="T6">Yoko/Joy Stick</text:span>: Joy Stick:What are you talking about, That's not normal at all!</text:p>
      <text:p text:style-name="Text_20_body"><text:span text:style-name="T2">Unity</text:span><text:span text:style-name="T1"> speaks up a bit "Wh-who are you?"</text:span></text:p>
      <text:p text:style-name="Text_20_body"><text:span text:style-name="T6">Yoko/Joy Stick</text:span>: Joy Stick: I'm Joy Stick.</text:p>
      <text:p text:style-name="Text_20_body"><text:span text:style-name="T6">Yoko/Joy Stick</text:span>: Yoko: And I'm Joy Stick too!</text:p>
      <text:p text:style-name="Text_20_body"><text:span text:style-name="T4">Rabid</text:span>: I'm Rabid. Who are you?</text:p>
      <text:p text:style-name="Text_20_body"><text:span text:style-name="T4">Rabid</text:span>: (this is not what i had in mind when I put you in a new body)</text:p>
      <text:p text:style-name="Text_20_body"><text:span text:style-name="T2">Unity</text:span>: I- I- I'm...</text:p>
      <text:p text:style-name="Text_20_body"><text:span text:style-name="T6">Yoko/Joy Stick</text:span>: (Should have used a stronger spell!)</text:p>
      <text:p text:style-name="Text_20_body"><text:span text:style-name="T6">Yoko/Joy Stick</text:span>: (You are going to hear a lot more moaning from me now... eheheheh)</text:p>
      <text:p text:style-name="Text_20_body"><text:span text:style-name="T6">Yoko/Joy Stick</text:span>: *Joy Stick and Yoko at the sametime* Spit it out already!</text:p>
      <text:p text:style-name="Text_20_body"><text:span text:style-name="T8">Newblood</text:span><text:span text:style-name="T7"> feels it's wrong he is feeding on this scared Pony's fear, but it makes him stronger...</text:span></text:p>
      <text:p text:style-name="Text_20_body"><text:span text:style-name="T4">Rabid</text:span><text:span text:style-name="T3"> tugs Joyoko's collar "be nice"</text:span></text:p>
      <text:p text:style-name="Text_20_body"><text:span text:style-name="T6">Yoko/Joy Stick</text:span><text:span text:style-name="T5"> Joy Stick growls</text:span></text:p>
      <text:p text:style-name="Text_20_body"><text:span text:style-name="T6">Yoko/Joy Stick</text:span>: Joy Stick: I didn't exactly agree to this! I thought you were going to show me a new video game!</text:p>
      <text:p text:style-name="Text_20_body"><text:span text:style-name="T6">Yoko/Joy Stick</text:span>: (continue on before I strangle myself)</text:p>
      <text:p text:style-name="Text_20_body"><text:span text:style-name="T8">Newblood</text:span>: (As much as I like feeding, I don't want to take all of their fear...</text:p>
      <text:p text:style-name="Text_20_body"><text:span text:style-name="T4">Rabid</text:span>: (i need to get some sleep. sorry. goodnight)</text:p>
      <text:p text:style-name="Text_20_body"><text:span text:style-name="T2">Unity</text:span>: (Night)</text:p>
      <text:p text:style-name="Text_20_body"><text:span text:style-name="T6">Yoko/Joy Stick</text:span>: (eheheh, I knew this was too confusing!)</text:p>
      <text:p text:style-name="Text_20_body"><text:span text:style-name="T6">Yoko/Joy Stick</text:span>: (nigh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</meta:editing-duration>
    <meta:editing-cycles>3</meta:editing-cycles>
    <meta:generator>OpenOffice.org/3.4.1$Win32 OpenOffice.org_project/341m1$Build-9593</meta:generator>
    <dc:date>2013-09-05T02:47:16</dc:date>
    <meta:document-statistic meta:table-count="0" meta:image-count="0" meta:object-count="0" meta:page-count="1" meta:paragraph-count="28" meta:word-count="265" meta:character-count="1465"/>
    <meta:user-defined meta:name="Info 1"/>
    <meta:user-defined meta:name="Info 2"/>
    <meta:user-defined meta:name="Info 3"/>
    <meta:user-defined meta:name="Info 4"/>
  </office:meta>
</office:document-meta>
</file>